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280a" officeooo:paragraph-rsid="0018280a"/>
    </style:style>
    <style:style style:name="P2" style:family="paragraph" style:parent-style-name="Standard">
      <style:text-properties officeooo:rsid="00189530" officeooo:paragraph-rsid="00189530"/>
    </style:style>
    <style:style style:name="P3" style:family="paragraph" style:parent-style-name="Standard">
      <style:text-properties officeooo:rsid="00189cc7" officeooo:paragraph-rsid="00189cc7"/>
    </style:style>
    <style:style style:name="P4" style:family="paragraph" style:parent-style-name="Standard">
      <style:text-properties officeooo:rsid="001996ca" officeooo:paragraph-rsid="001996ca"/>
    </style:style>
    <style:style style:name="P5" style:family="paragraph" style:parent-style-name="Standard">
      <style:text-properties officeooo:rsid="001b9aa6" officeooo:paragraph-rsid="001b9aa6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bba46" officeooo:paragraph-rsid="001b9aa6"/>
    </style:style>
    <style:style style:name="P7" style:family="paragraph" style:parent-style-name="Standard">
      <style:text-properties officeooo:rsid="001b9aa6" officeooo:paragraph-rsid="001b9aa6"/>
    </style:style>
    <style:style style:name="P8" style:family="paragraph" style:parent-style-name="Standard">
      <style:text-properties officeooo:rsid="001b9aa6" officeooo:paragraph-rsid="00202066"/>
    </style:style>
    <style:style style:name="P9" style:family="paragraph" style:parent-style-name="Standard">
      <style:text-properties officeooo:rsid="00189cc7" officeooo:paragraph-rsid="00189cc7"/>
    </style:style>
    <style:style style:name="P10" style:family="paragraph" style:parent-style-name="Standard">
      <style:text-properties officeooo:rsid="00189cc7" officeooo:paragraph-rsid="00202066"/>
    </style:style>
    <style:style style:name="P11" style:family="paragraph" style:parent-style-name="Standard">
      <style:text-properties officeooo:rsid="0022fb0c" officeooo:paragraph-rsid="0022fb0c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b9aa6" officeooo:paragraph-rsid="001b9aa6"/>
    </style:style>
    <style:style style:name="T1" style:family="text">
      <style:text-properties officeooo:rsid="001f9d67"/>
    </style:style>
    <style:style style:name="T2" style:family="text">
      <style:text-properties officeooo:rsid="00202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Exam Review</text:p>
      <text:p text:style-name="P1"/>
      <text:p text:style-name="P2">Create a truth table from a Boolean equation, simplify with a map, draw the logic</text:p>
      <text:p text:style-name="P3"/>
      <text:p text:style-name="P4">Design a combinational circuit using a decoder <text:span text:style-name="T2">or multiplexer</text:span></text:p>
      <text:p text:style-name="P5"/>
      <text:p text:style-name="P10">Develop the logic, state table and state diagram from a set of input/output equations</text:p>
      <text:p text:style-name="P10"/>
      <text:p text:style-name="P10">Design a sequential circuit (counter) using a state table/diagram</text:p>
      <text:p text:style-name="P8"/>
      <text:p text:style-name="P5">Draw the logic or architecture diagram to implement register transfer operations...problem 2 in HW9</text:p>
      <text:p text:style-name="P6">w/ Muxes (for the selectors and control signals) to connect the registers...remember to optionally do a truth table to figure out the combinational logic for the selector and load enable inputs.</text:p>
      <text:p text:style-name="P12"/>
      <text:p text:style-name="P5">Understand logical input masks.</text:p>
      <text:p text:style-name="P5"><text:tab/><text:span text:style-name="T1">Muxes with logical operations as well</text:span></text:p>
      <text:p text:style-name="P5"/>
      <text:p text:style-name="P5"/>
      <text:p text:style-name="P11">Adders, Shifter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0:15:12.316687929</meta:creation-date>
    <dc:date>2019-12-05T21:24:31.759616503</dc:date>
    <meta:editing-duration>PT19M28S</meta:editing-duration>
    <meta:editing-cycles>13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10" meta:word-count="107" meta:character-count="689" meta:non-whitespace-character-count="590"/>
  </office:meta>
</office:document-meta>
</file>